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Data Run 1</text:p>
          </table:table-cell>
          <table:table-cell office:value-type="string" calcext:value-type="string">
            <text:p>Data Run 2</text:p>
          </table:table-cell>
          <table:table-cell office:value-type="string" calcext:value-type="string">
            <text:p>Data Run 3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style-name="ce1" office:value-type="string" calcext:value-type="string">
            <text:p>22/03/2019 12:38:29 Org</text:p>
          </table:table-cell>
          <table:table-cell table:number-columns-repeated="2" office:value-type="string" calcext:value-type="string">
            <text:p>stuff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string" calcext:value-type="string">
            <text:p>22/03/2019 12:40:21 Org</text:p>
          </table:table-cell>
          <table:table-cell table:number-columns-repeated="2" office:value-type="string" calcext:value-type="string">
            <text:p>stuff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string" calcext:value-type="string">
            <text:p>22/03/2019 12:42:41 Org</text:p>
          </table:table-cell>
          <table:table-cell table:number-columns-repeated="2" office:value-type="string" calcext:value-type="string">
            <text:p>stuff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string" calcext:value-type="string">
            <text:p>22/03/2019 12:44:41 Org</text:p>
          </table:table-cell>
          <table:table-cell table:number-columns-repeated="2" office:value-type="string" calcext:value-type="string">
            <text:p>stuff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string" calcext:value-type="string">
            <text:p>22/03/2019 12:48:20 Org</text:p>
          </table:table-cell>
          <table:table-cell table:number-columns-repeated="2" office:value-type="string" calcext:value-type="string">
            <text:p>stuff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string" calcext:value-type="string">
            <text:p>22/03/2019 12:53:09 Org</text:p>
          </table:table-cell>
          <table:table-cell table:number-columns-repeated="2" office:value-type="string" calcext:value-type="string">
            <text:p>stuff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string" calcext:value-type="string">
            <text:p>22/03/2019 12:54:47 Org</text:p>
          </table:table-cell>
          <table:table-cell table:number-columns-repeated="2" office:value-type="string" calcext:value-type="string">
            <text:p>stuff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3" office:value-type="string" calcext:value-type="string">
            <text:p>stu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tuff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stuff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string" calcext:value-type="string">
            <text:p>stuff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string" calcext:value-type="string">
            <text:p>stuff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stuff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stuff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 office:value-type="string" calcext:value-type="string">
            <text:p>stu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13:18:15.700594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2:03:02.744020792</meta:creation-date>
    <dc:date>2019-03-22T13:20:38.956117714</dc:date>
    <meta:editing-duration>PT49M39S</meta:editing-duration>
    <meta:editing-cycles>8</meta:editing-cycles>
    <meta:generator>LibreOffice/6.2.1.2$Linux_X86_64 LibreOffice_project/fa33febaab1da9290dbe6ea4e22bb3a13e549cc4</meta:generator>
    <meta:document-statistic meta:table-count="1" meta:cell-count="64" meta:object-count="0"/>
  </office:meta>
</office:document-meta>
</file>